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style:text-underline-style="solid" style:text-underline-width="auto" style:text-underline-color="font-color" fo:font-weight="bold" officeooo:rsid="000b5ac0" officeooo:paragraph-rsid="000b5ac0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DejaVu Sans Mono" fo:font-size="9pt" style:text-underline-style="solid" style:text-underline-width="auto" style:text-underline-color="font-color" fo:font-weight="normal" officeooo:rsid="000b5ac0" officeooo:paragraph-rsid="000b5ac0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 Mono" fo:font-size="9pt" style:text-underline-style="none" fo:font-weight="normal" officeooo:rsid="000b5ac0" officeooo:paragraph-rsid="000b5ac0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 Mono" fo:font-size="9pt" style:text-underline-style="none" fo:font-weight="normal" officeooo:rsid="000b5ac0" officeooo:paragraph-rsid="000d3d00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 Mono" fo:font-size="9pt" style:text-underline-style="none" fo:font-weight="normal" officeooo:rsid="000bb83c" officeooo:paragraph-rsid="000bb83c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 Mono" fo:font-size="9pt" style:text-underline-style="none" fo:font-weight="normal" officeooo:rsid="000d3d00" officeooo:paragraph-rsid="000d3d00" style:font-size-asian="9pt" style:font-weight-asian="normal" style:font-size-complex="9pt" style:font-weight-complex="normal"/>
    </style:style>
    <style:style style:name="T1" style:family="text">
      <style:text-properties officeooo:rsid="000bb83c"/>
    </style:style>
    <style:style style:name="T2" style:family="text">
      <style:text-properties officeooo:rsid="000d3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s to Test</text:p>
      <text:p text:style-name="P1"/>
      <text:p text:style-name="P1">List Screen</text:p>
      <text:p text:style-name="P3"/>
      <text:p text:style-name="P3">Screen Loaded for First Time</text:p>
      <text:p text:style-name="P3"/>
      <text:p text:style-name="P6">Form Presented in Portrait Mode</text:p>
      <text:p text:style-name="P6">All Form Elements Content Appears in Form</text:p>
      <text:p text:style-name="P6">All Films Defined in Film Source Appear</text:p>
      <text:p text:style-name="P6">All Films Have Matching Thumbnail</text:p>
      <text:p text:style-name="P4"/>
      <text:p text:style-name="P3">Screen Loaded with Back Button</text:p>
      <text:p text:style-name="P3"/>
      <text:p text:style-name="P6">Form Presented in Portrait Mode</text:p>
      <text:p text:style-name="P6">All Remaining Films Appear in List</text:p>
      <text:p text:style-name="P6">All List Items Have Matching Thumbnail</text:p>
      <text:p text:style-name="P6">All Form Elements Content Appears in Form</text:p>
      <text:p text:style-name="P6"/>
      <text:p text:style-name="P6">Screen Rotated</text:p>
      <text:p text:style-name="P6"/>
      <text:p text:style-name="P6">Screen Orientation Remains in Portrait</text:p>
      <text:p text:style-name="P6">No Change to Form Elements</text:p>
      <text:p text:style-name="P4"/>
      <text:p text:style-name="P3">Screen Loaded from Delete Action </text:p>
      <text:p text:style-name="P3"/>
      <text:p text:style-name="P3">List Item Clicked </text:p>
      <text:p text:style-name="P3"/>
      <text:p text:style-name="P6">Transition to Single Film Page for Film Clicked</text:p>
      <text:p text:style-name="P5"/>
      <text:p text:style-name="P5"/>
      <text:p text:style-name="P1">Single Film Screen</text:p>
      <text:p text:style-name="P1"/>
      <text:p text:style-name="P3">Screen Loaded for First Time (Tablet)</text:p>
      <text:p text:style-name="P3">Screen Loaded from Back Button (Phone)</text:p>
      <text:p text:style-name="P3">New Film</text:p>
      <text:p text:style-name="P3">Rating Changed</text:p>
      <text:p text:style-name="P3">Delete Button</text:p>
      <text:p text:style-name="P3">Film Thumbnail Clicked</text:p>
      <text:p text:style-name="P3"/>
      <text:p text:style-name="P1">Trailer Viewing Screen</text:p>
      <text:p text:style-name="P3">Screen Loaded for First Time (Tablet)</text:p>
      <text:p text:style-name="P3">Screen Loaded for First Time (Phone)</text:p>
      <text:p text:style-name="P3">Screen Rotated</text:p>
      <text:p text:style-name="P3"/>
      <text:p text:style-name="P3"/>
      <text:p text:style-name="P2">Play Button</text:p>
      <text:p text:style-name="P3">Play Button While Film Playing</text:p>
      <text:p text:style-name="P3">Play Button While Ended Paused</text:p>
      <text:p text:style-name="P3">Play Button While Film Ended</text:p>
      <text:p text:style-name="P3">Play Button While Film Stopped</text:p>
      <text:p text:style-name="P3"/>
      <text:p text:style-name="P2">Stop Button</text:p>
      <text:p text:style-name="P3">Stop Button While Film Paused</text:p>
      <text:p text:style-name="P3">Stop Button While Film Stopped</text:p>
      <text:p text:style-name="P3">Stop Button While Film Playing</text:p>
      <text:p text:style-name="P3"/>
      <text:p text:style-name="P2">Pause Button</text:p>
      <text:p text:style-name="P3">Pause Button While Film Paused</text:p>
      <text:p text:style-name="P3">Pause Button While Film Stopped</text:p>
      <text:p text:style-name="P3">Pause Button While Film Play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3:10:45.731093687</meta:creation-date>
    <meta:generator>LibreOffice/4.1.6.2$Linux_X86_64 LibreOffice_project/410m0$Build-2</meta:generator>
    <dc:date>2014-11-30T14:50:40.285250058</dc:date>
    <meta:editing-duration>PT1H31M33S</meta:editing-duration>
    <meta:editing-cycles>2</meta:editing-cycles>
    <meta:document-statistic meta:table-count="0" meta:image-count="0" meta:object-count="0" meta:page-count="1" meta:paragraph-count="42" meta:word-count="188" meta:character-count="1141" meta:non-whitespace-character-count="993"/>
  </office:meta>
</office:document-meta>
</file>